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25cm" fo:min-width="8cm"/>
      <style:paragraph-properties style:writing-mode="lr-tb"/>
    </style:style>
    <style:style style:name="gr3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1.16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2cm" svg:x="2.9cm" svg:y="9.5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cm" svg:height="5.5cm" svg:x="2.9cm" svg:y="11.5cm">
          <text:p text:style-name="P3">Lamp()</text:p>
          <text:p text:style-name="P3">&lt;&lt;get&gt;&gt;On:bool</text:p>
          <text:p text:style-name="P3">&lt;&lt;get,set&gt;&gt;Intensity:double</text:p>
          <text:p text:style-name="P3">SwitchOn()</text:p>
          <text:p text:style-name="P3">SwitchOff()</text:p>
          <text:p text:style-name="P3">Dim()</text:p>
          <text:p text:style-name="P3">Brighten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cm" svg:height="2cm" svg:x="14.4cm" svg:y="9.5cm">
          <text:p text:style-name="P1">LampsRow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0.6cm" svg:height="5.1cm" svg:x="14.4cm" svg:y="11.5cm">
          <text:p text:style-name="P3">LampsRow(size:int)</text:p>
          <text:p text:style-name="P3">InstallLamp(position:int,lamp:Lamp)</text:p>
          <text:p text:style-name="P3">RemoveLamp(position:int)</text:p>
          <text:p text:style-name="P3">SwitchAll(on:boolean)</text:p>
          <text:p text:style-name="P3">GetLamp(position:int):Lamp</text:p>
          <text:p text:style-name="P3">IsInstalled(position:int):boolean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.4cm" svg:y1="10.6cm" svg:x2="11.4cm" svg:y2="10.6cm">
          <text:p/>
        </draw:line>
        <draw:frame draw:style-name="gr4" draw:text-style-name="P6" draw:layer="layout" svg:width="1.666cm" svg:height="1.962cm" svg:x="11.6cm" svg:y="9.5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11M17S</meta:editing-duration>
    <meta:editing-cycles>9</meta:editing-cycles>
    <meta:generator>LibreOffice/6.4.6.2$Linux_X86_64 LibreOffice_project/40$Build-2</meta:generator>
    <dc:date>2021-03-12T23:39:18.889540955</dc:date>
    <meta:document-statistic meta:object-count="6"/>
  </office:meta>
</office:document-meta>
</file>